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ubtitle">
      <style:paragraph-properties fo:margin-top="0cm" fo:margin-bottom="0.353cm" loext:contextual-spacing="false" fo:line-height="100%" fo:text-align="justify" style:justify-single-word="false"/>
    </style:style>
    <style:style style:name="P3" style:family="paragraph" style:parent-style-name="Heading_20_3">
      <style:paragraph-properties fo:margin-top="0.564cm" fo:margin-bottom="0.353cm" loext:contextual-spacing="false" fo:line-height="100%" fo:text-align="justify" style:justify-single-word="false"/>
    </style:style>
    <style:style style:name="P4" style:family="paragraph" style:parent-style-name="Title" style:master-page-name="Standard">
      <style:paragraph-properties fo:margin-top="0cm" fo:margin-bottom="0.106cm" loext:contextual-spacing="false" style:page-number="1"/>
    </style:style>
    <style:style style:name="T1" style:family="text">
      <style:text-properties fo:color="#ff0000"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ezl4xrnl5l5p"/>Krytyczna Ocena Grzywnej Szóstki</text:p>
      <text:p text:style-name="P2"><text:bookmark text:name="_pxn10qmw9chg"/>Czyli dlaczego Fluttershy to najgorszy kucyk</text:p>
      <text:p text:style-name="P1">Witajcie, pierożki! O Mane Six pisałam już wiele razy, ale zawsze pod nieco innym kątem, bo widzicie, tym razem zamierzam ocenić projekty i prowadzenie tych postaci z perspektywy kogoś kto obejrzał sześć sezonów My Little Pony: Friendship is Magic. Pewnie większość z Was poczuje się lekko poirytowana po lekturze tego artykułu, ponieważ oceny poszczególnych klaczy będą rzecz jasna zupełnie subiektywne.</text:p>
      <text:p text:style-name="P3"><text:bookmark text:name="_buhl4gh6spt"/>Księżniczka głupoty</text:p>
      <text:p text:style-name="P1">Twilight Sparkle swoją karierę zaczynała jako pocieszny jednorożec, przejawiający objawy Zespołu Aspergera. Była przemądrzała, nie ogarniała społecznych interakcji i uwielbiała naukę. Trochę tęsknię za tamtą Twilight – daleko jej było do ideału, ale właśnie to stanowiło cały jej urok. Bo Twilight mogła spokojnie być sobą, a inne kuce dostrzegały jej wady i rozumiały je. Ale już wtedy panna Sparkle miała parę znaczących wad – chociażby źle traktowała Spike’a. Nigdy nie zastanawiało was to, że smok, który ewidentnie jest dzieckiem musi pracować, dźwigać ciężary i generalnie robi za niewolnika, zamiast chodzić do szkoły i bawić się z rówieśnikami? A za wszystko odpowiada nie kto inny, a uczennica księżniczki Celestii.</text:p>
      <text:p text:style-name="P1">Klacz szybko stała się bohaterką Equestrii – pokonując Nightmare Moon, Discorda i Chrysalis. W swojej walce jednak nie była samodzielna, bo przyjaźń to magia, a bazowała głównie na szczęściu oraz strzelaniu laserami z rogu i elementu. W ogóle jej metody walki są mało skuteczne i mało finezyjne. Bez Morderczej Tęczy Harmonii jej purpurowe promienie zagłady robią… nic. Najwyżej przeciwnik się przewróci. A przecież już podstawowy czar jednorożców, czyli telekineza, daje większe możliwości. Czemu Twilight nie wbiła królowej podmieńców widelca w oko? Mogłaby zaatakować z zaskoczenia, tak by przeciwnik nawet nie zdążył zauważyć, że umiera. Rozumiem, że to bajka dla dzieci, przyjaźń, magia i morały, ale – czemu ona postępuje w taki sposób, skoro to prawie nic nie daje. Starlight Glimmer pokazała, że są skuteczniejsze metody walki z przeciwnikiem, którego nie chce się zabić. No, ale to coś niedostępnego dla kogoś tak tępego jak Twilight Sparkle.</text:p>
      <text:p text:style-name="P1">Później Twilight Sparkle dostała skrzydła i niestety, ale coś się zepsuło. Nie chodzi mi wcale o samą alikornizację klaczy, ale o to jak zaczęło odbierać ją otoczenie oraz jak zmienił się jej charakter. Bo widzicie – Twilight wciąż jest głupim kucykiem, który uczy się przyjaźni<text:span text:style-name="T1"> </text:span>z podręcznika. Ale to, co uczennicy Celestii przystawało, to nie przystoi już księżniczce przyjaźni. Jako księżniczka Twilight powinna być kompetentna w swojej domenie, a tymczasem połowa populacji Equestrii lepiej ogarnia ten temat. Do tego kuce raz pamiętają, a raz nie pamiętają kim ona jest. Twórcy mogliby w końcu robić coś konsekwentnie. Zresztą, czemu nikt nie traktował Mane Six jako bohaterek?</text:p>
      <text:p text:style-name="P1">W ostatnich sezonach Twilight lubi się szczycić swoją pozycją, co stawia ją w jeszcze gorszym świetle, bo zważywszy na jej ostatnie poczynania, to nie ma czym się szczycić. Kto rozwiązywał wyzwania postawione przez mapę? Jej przyjaciółki. Kto pokonał Starlight Glimmer? Na pewno nie Twilight. Starlight odpuściła sama, bo nieco ochłonęła i udało jej się dokonać oceny własnego życia. W efekcie mamy alikorna mieszkającego na wsi i zajmującego się bimbaniem za pieniądze podatników.</text:p>
      <text:p text:style-name="P3"><text:bookmark text:name="_7coyxk7e06z1"/><text:soft-page-break/>Najlepszy kucyk</text:p>
      <text:p text:style-name="P1">Mowa oczywiście o Rarity, która jest jedną z lepiej zaprojektowanych postaci w serialu. Kiedy zobaczyłam ją pierwszy raz, spodziewałam się powielenia motywu pięknej, wydelikaconej i irytującej damulki, która myśli o modzie i kosmetykach. Jednak czas pokazał, że pierwsze wrażenie było mylne, ponieważ w ciągu paru sezonów biała klacz stała się moją ulubioną członkinią Mane Six.</text:p>
      <text:p text:style-name="P1">Rarity jest jedną z niewielu protagonistek, którym twórcy świadomie dali jakieś wady. Klacz bez oporów wykorzystuje innych i robi to z pełną świadomością. Jest uparta i musi postawić na swoim, a na dodatek ma dość odwagi by osiągnąć sukces. Rarity walczy o swoje, a jej mottem mógłby być cytat Sansy z „Gry o Tron” – „Uprzejmość jest zbroją damy”. Jednorożec manipuluje otoczeniem, czasem wręcz kłamie, a urok osobisty wykorzystuje jako broń. Niektórzy powiedzieliby, że Rarity jest tak zwaną suczą. No i jest. Powiedziałabym, że właśnie to stanowi jej główny atut, ponieważ mimo wszystko jest postacią pozytywną. Ona ma wady i to wykreowane przez twórców celowo, a nie, że kuc miał być mądry i wspaniały, a zachowuje się jak kretyn.</text:p>
      <text:p text:style-name="P1">Prócz wad Rarity ma też i zalety. Ciężko pracuje i wkłada w to całe serce, na swój sposób dba o przyjaciół i młodszą siostrę, zna sztuki walki, potrafi odnaleźć się w niemal każdej sytuacji, a swoją magię wykorzystuje w sposób finezyjny – naprawiła koło powozu w Manehattan, szyje swoje kiecki i doskonale radziła sobie jako Power Pony. Widać, że jest kreatywna i inteligentna, a braki w sile fizycznej potrafi sobie zrekompensować w inny sposób – choćby wykorzystując innych. Jednorożec zna swoją wartość i nie da sobie w kaszę dmuchać.</text:p>
      <text:p text:style-name="P1">Rarity to dama, ale dama z duszą wojownika. Ma jedną słabość – słabość do piękna, rzecz jakże typową dla artysty. A jako projektantka mody zdecydowanie musi chować w sobie ogromne pokłady kreatywności. A wiele razy widzieliśmy, że zainspirować potrafi ją niemal wszystko. Co do samych sukni, to tu bywa różnie. Niektóre projekty oceniłabym jako bardzo ładne, a inne jako wręcz szkaradne. Jednak kucyki chyba lubią kicz.</text:p>
      <text:p text:style-name="P1">Chciałam przede wszystkim powiedzieć, że Rarity jest świetnie wykreowaną postacią, ponieważ jako protagonistka ma sporo wad i jednocześnie dobrze walczy z motywem mimozowatej panienki, która stoi w tle i się martwi, że jej wiaterek włoski potarga. Taki kuc jest dużo ciekawszy od dobrych, miłych i idealnych bohaterów.</text:p>
      <text:p text:style-name="P3"><text:bookmark text:name="_qhmfyuvgg8e4"/>Zero inteligencji wygrywa z zero charyzmy</text:p>
      <text:p text:style-name="P1">Rainbow Dash jest chyba jedną z najbardziej wyrazistych postaci w serialu. Na dodatek Tęczółka często wzbudza skrajne uczucia – ludzie ją kochają albo nienawidzą. Ja należę do tej pierwszej grupy i muszę powiedzieć, że Dash jest jedną z bohaterek, dla których nie rzuciłam tej bajki po paru odcinkach. To głupi, agresywny i porywczy tęczowy konik, który lubi zapierdalać – przyznaję, że mnie to ujęło za moje czarne serduszko. Dawno nie widziałam w kreskówce protagonistki, której cechy charakteru składały się głównie z samych wad. No i przede wszystkim Dashie występuje w serialu dla małych dziewczynek, a nie dla nastolatków.</text:p>
      <text:p text:style-name="P1">RD określiłabym mianem aroganckiej, egoistycznej i <office:annotation office:name="__Annotation__69_2078838336"><dc:creator>CahanDragon</dc:creator><dc:date>2016-11-01T23:15:54</dc:date><text:p><text:span text:style-name="T3">Jakie powtórzenie :3? A tak serio - byłam nieprzytomna jak to pisałam.</text:span></text:p></office:annotation><office:annotation office:name="__Annotation__67_2078838336"><dc:creator>geraltofpoland</dc:creator><dc:date>2016-11-01T23:15:54</dc:date><text:p><text:span text:style-name="T3">powtórzenie celowe?</text:span></text:p></office:annotation>leniwe<office:annotation-end office:name="__Annotation__67_2078838336"/><office:annotation-end office:name="__Annotation__69_2078838336"/>j kobyły, która inteligencją nie grzeszy, a wysiłkiem umysłowym wręcz gardzi. Niektórzy powiedzieliby, że jest sportowcem, ale rzadko kiedy widzimy by Rainbow trenowała. W dobrej bajce z morałem Dash powinna czekać kara za to, że śpi na chmurkach zamiast cisnąć pompki, ale zamiast tego zostaje członkinią grupy Wonderbolts. Bo wiecie, jest urodzonym lotnikiem i niemal zawsze jej wszystko wychodzi. Niektórzy by się przyczepili do takiego rozwiązania, ale mnie się ono podoba. Leń patentowany pozdrawia czytelników.</text:p>
      <text:p text:style-name="P1"><text:soft-page-break/>Bronies często krytykują Rainbow Dash za jej braki w lojalności, ale przecież takie same zarzuty można postawić reszcie drużyny. Twilight w pojedynku na magię dostaje lanie od komuszki ze wsi, Pinkie jest bardziej wkurzająca niż śmieszna, Rarity wyłudza kamień od dzieciaka, a Applejack zazwyczaj ma wszystko w nosie albo nie istnieje, a nie jest szczera. Pod tym względem chyba tylko do Fluttershy nie mogę się przyczepić. Zresztą sądzę, że jakby jej koleżankom coś groziło, to Rainbow byłaby pierwszą klaczą, która poszłaby je ratować.</text:p>
      <text:p text:style-name="P1">Dashie jest też bardziej szczera od Applejack. Pewnie przeciwnicy błękitnego pegaza powiedzą, że jest po prostu chamska, ale zastanówmy się czy to nie jest tak, że szczerość polega na mówieniu prawdy, jak brutalna by ona nie była? A to właśnie robi Rainbow – nazywa rzeczy po imieniu i nie przejmuje się tym, że inni wolą się okłamywać. Oczywiście jest ten nowy odcinek z parą pegazów, w którym Vapor Trail wspomagała swojego kolegę, ale… Dash nie chciała by oni się okłamywali, tylko by w pierwszej kolejności nauczyli się samodzielności, nie tracąc pewności siebie.</text:p>
      <text:p text:style-name="P1">Cóż, może i zalety Tęczółki kończą się na zaawansowanych umiejętnościach lotniczych oraz uczeniu się w nietypowy sposób, ale czy to źle? Nie, bo przynajmniej, podobnie jak w przypadku Rarity, twórcy zaserwowali nam coś świeżego. Ja w tym artykule nie oceniam postaci pod względem tego, że chciałabym mieć taką przyjaciółkę albo dziewczynę, tylko pod kątem projektów bohaterów.</text:p>
      <text:p text:style-name="P3"><text:bookmark text:name="_m83tul69kcp7"/>Dziewczynka z anime</text:p>
      <text:p text:style-name="P1">Miła, słodka, urocza, ładna, delikatna, cicha, nieśmiała i dobra aż do porzygu – kojarzy wam się to z kimś? Bo mnie z Fluttershy i dziewczynkami z anime. Do niedawna określiłabym Shy jako najgorszego kucyka. Dlaczego? Bo jest nijaką, pozbawioną wad mimozą, której rolą jest ładnie wyglądać i siedzieć cicho. W odróżnieniu od innych postaci nigdy nie zrobiła czegoś złego sama z siebie oraz nikt nie miał do niej o nic pretensji. Nawet jeśli faktycznie jej zachowanie można uznać za głupie i nieodpowiedzialne, to sami twórcy ją usprawiedliwiają. Pamiętacie feniksa Celestii? Kuracje Fluttershy mogły zwierzaka zabić, bo tym właśnie kończą się domowe zabawy w weterynarza. Zresztą kto normalny próbuje karmić ptaka barszczem?</text:p>
      <text:p text:style-name="P1">Drżypłoszka ma wielu fanów, co mnie nawet nie dziwi. Typowy brony jest smutnym nieśmiałym chłopakiem (albo dziewczyną), który nie ma kumpli w szkole, a Internety określiłyby go mianem przegrywa. Połowę niepowodzeń próbuje usprawiedliwiać rzekomą nieśmiałością i dobrocią (a w ogóle to dziewczyny lecą na dupków), nie potrafiąc spojrzeć na siebie nieco bardziej krytycznie. Zresztą nie od dziś fandomy przyciągają ludzi z problemami. Taki człowiek może się utożsamić z biedną małą Fluttershy (a że w rzeczywistości w ogóle jej nie przypomina, to już inna sprawa) bądź marzy mu się taka laska, na tle której byłby męski.</text:p>
      <text:p text:style-name="P1">Może i mam alergię na takie bohaterki, ale trzeba przyznać, że to działa. Oryginalności w tym zero, jest nudne i wtórne, ale działa. A ja i tak się przyczepię, szczególnie, że twórcy kiedy trzeba zapominają o słabościach Shy i nagle ta ostatnia łamaga potrafi dogonić Rainbow Dash. Ja rozumiem, że takie rzeczy mają być śmieszne, bo Fluttershy, ale to wciąż nie ma sensu. Podobnie ze smokiem i spojrzeniem, bo przecież bez nadnaturalnej mocy pegaz mogłaby tylko siedzieć pod kocem i płakać.</text:p>
      <text:p text:style-name="P1">Jednak na obronę klaczy powiem, że jej postać na przestrzeni sześciu sezonów się rozwija i to w dobrym kierunku. Fluttershy przestaje być płaczliwą mimozą, robi się bardziej życiowa, odważna i asertywna, co udowodniła chociażby we „Flutter Brutter” oraz w „Buckball Season”. Jeszcze trochę i zacznę ją lubić. Dodatkowo chyba tylko ona dobrze reprezentuje swój Element Harmonii – jest dobra i życzliwa dla wszystkich.</text:p>
      <text:p text:style-name="P3"><text:bookmark text:name="_j61ou34ivy08"/><text:soft-page-break/>Kucyk, który nigdy nie istniał</text:p>
      <text:p text:style-name="P1">Applejack nie bez powodu określa się mianem kucyka tła. Poświęcono jej niewiele odcinków, a dobrych jeszcze mniej. A nawet kiedy kowbojka dostaje swoje pięć minut to najczęściej nic nie robi, chyba że podkreśla, że jest ze wsi i lubi jabłka, które są całym jej życiem. W efekcie postać jest nijaka i większość bronies ma ją gdzieś. Oczywiście Applejack ma też swoich fanów, ponieważ ceni sobie spokój i wartości rodzinne. Zauważyłam, że najwięcej miłośników ma wśród starszych członków fandomu.</text:p>
      <text:p text:style-name="P1">Bardzo słabo wypada rozwój tej postaci – na początku jawiła się nam jako klacz pracująca, która jednak nie neguje tego, że świat idzie do przodu. Jednak im dalej, tym gorzej, w większości swoich odcinków Applejack zachowywała się jakby dostała nagłego zaćmienia mózgu. A to rytuały karmienia świń, a to nadopiekuńczość w stosunku do Apple Bloom, a to gokart-zabytek… Ma to wady i minusy, klacz nareszcie zaczęła się jakoś wyróżniać. Niestety zamiast błyszczeć jak gwiazda, to woli lśnić jak wargi Karyny z blokowisk.</text:p>
      <text:p text:style-name="P3"><text:bookmark text:name="_j2i9kgbcjq7z"/>Kiedy dragi wejdą za mocno…</text:p>
      <text:p text:style-name="P1">Pinkie Pie od samego początku mnie wkurzała. Ja rozumiem, że to miała być irytująca postać, jednak z czasem to się zrobiło zbyt nudne i męczące. Dodatkowo serial zapomina by Pinkie ukarać za nieodpowiednie zachowanie. Weźmy na warsztat odcinek z Gildą: Rainbow chce spędzić dzień z przyjaciółką z dawnych lat, a różowa zaraza im w tym przeszkadza, bo inaczej tego nazwać się nie da. Jest nachalna, męcząca i robi te swoje głupie żarciki, bo przecież są takie zabawne. Nie, nie są. Aż dziwne, że jeszcze nie dostała po mordce.</text:p>
      <text:p text:style-name="P1">W efekcie mamy kuca, który drze się jak opętany, ma wieczny słowotok, gada o ciastkach, imprezkach i w ogóle zachowuje się jak przybysz z innej planety. Niestety, ale nikt z tym nic nie robi. Czy wyobrażacie sobie kolegować się z kimś, kto przypomina czterolatka po pięciu kawach i kilogramie czekolady? Pinkie Pie ma swoje dobre momenty, ale częściej jej żarty w ogóle nie śmieszą. Jasne, część z nich miała być słaba, ale inne po prostu nie wyszły.</text:p>
      <text:p text:style-name="P1">Jakbym miała zdiagnozować Pinkie Pie, to powiedziałabym, że ma guza płata czołowego albo spożywa nadmierne ilości narkotyków. Twórcy chyba też zaczęli coś zauważać, bo w nowszych sezonach jest nieco spokojniejsza. Ewentualnie ma po prostu mniej czasu ekranowego, co również jest na plus, gdyż epizody różowej zarazy określiłabym jako jedne z najsłabszych w całym serialu.</text:p>
      <text:p text:style-name="P3"><text:bookmark text:name="_bcdifbe96sqc"/>I co dalej?</text:p>
      <text:p text:style-name="P1">Powiedziałabym, że czas Mane Six już się kończy – niektóre postacie się rozwinęły i coś osiągnęły przez te sześć sezonów, a inne nie. Część z nich została przez twórców wręcz zepsuta, a szans na poprawę na horyzoncie nie widać. Zresztą ostatnio widać tendencję, że Hasbro woli skupiać swoją uwagę na postaciach pobocznych i im to wychodzi. Ucieszyłoby mnie gdyby w sezonie siódmym było więcej Starlight, Celestii, Thoraxa czy Cadance. Z Grzywnej Szóstki na pewno da się jeszcze wiele wyciągnąć, ale czy jest sens robić coś na siłę?</text:p>
      <text:p text:style-name="P1"/>
      <text:p text:style-name="P1">Obrazki:</text:p>
      <text:p text:style-name="P1"><text:a xlink:type="simple" xlink:href="http://dangerblaze.deviantart.com/art/Teammates-610099214?q=Cahandariella%2F69403724&amp;qo=1" text:style-name="Internet_20_link" text:visited-style-name="Visited_20_Internet_20_Link"><text:span text:style-name="T2">http://dangerblaze.deviantart.com/art/Teammates-610099214?q=Cahandariella%2F69403724&amp;qo=1</text:span></text:a></text:p>
      <text:p text:style-name="P1"><text:soft-page-break/><text:a xlink:type="simple" xlink:href="http://daisy-dictator.deviantart.com/art/WW2-Leaders-372279989?q=Cahandariella%2F69403721&amp;qo=8" text:style-name="Internet_20_link" text:visited-style-name="Visited_20_Internet_20_Link"><text:span text:style-name="T2">http://daisy-dictator.deviantart.com/art/WW2-Leaders-372279989?q=Cahandariella%2F69403721&amp;qo=8</text:span></text:a></text:p>
      <text:p text:style-name="P1"><text:a xlink:type="simple" xlink:href="http://ncmares.deviantart.com/art/Perfect-Organism-615249748?q=Cahandariella%2F69403721&amp;qo=36" text:style-name="Internet_20_link" text:visited-style-name="Visited_20_Internet_20_Link"><text:span text:style-name="T2">http://ncmares.deviantart.com/art/Perfect-Organism-615249748?q=Cahandariella%2F69403721&amp;qo=36</text:span></text:a></text:p>
      <text:p text:style-name="P1"><text:a xlink:type="simple" xlink:href="http://ncmares.deviantart.com/art/She-Totally-Digs-Me-613244658?q=Cahandariella%2F69403721&amp;qo=52" text:style-name="Internet_20_link" text:visited-style-name="Visited_20_Internet_20_Link"><text:span text:style-name="T2">http://ncmares.deviantart.com/art/She-Totally-Digs-Me-613244658?q=Cahandariella%2F69403721&amp;qo=52</text:span></text:a></text:p>
      <text:p text:style-name="P1"><text:a xlink:type="simple" xlink:href="http://silfoe.deviantart.com/art/Episode-Art-The-Spar-636389437?q=Cahandariella%2F69403717&amp;qo=19" text:style-name="Internet_20_link" text:visited-style-name="Visited_20_Internet_20_Link"><text:span text:style-name="T2">http://silfoe.deviantart.com/art/Episode-Art-The-Spar-636389437?q=Cahandariella%2F69403717&amp;qo=19</text:span></text:a></text:p>
      <text:p text:style-name="P1"><text:a xlink:type="simple" xlink:href="http://cahandariella.deviantart.com/art/Rares-624169669" text:style-name="Internet_20_link" text:visited-style-name="Visited_20_Internet_20_Link"><text:span text:style-name="T2">http://cahandariella.deviantart.com/art/Rares-624169669</text:span></text:a></text:p>
      <text:p text:style-name="P1"><text:a xlink:type="simple" xlink:href="http://cahandariella.deviantart.com/art/Cuddle-640282219" text:style-name="Internet_20_link" text:visited-style-name="Visited_20_Internet_20_Link"><text:span text:style-name="T2">http://cahandariella.deviantart.com/art/Cuddle-640282219</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date>2016-11-08T19:25:36.825000000</dc:date>
    <meta:editing-duration>PT19H31M42S</meta:editing-duration>
    <meta:editing-cycles>1</meta:editing-cycles>
    <meta:document-statistic meta:table-count="0" meta:image-count="0" meta:object-count="0" meta:page-count="5" meta:paragraph-count="42" meta:word-count="2120" meta:character-count="14267" meta:non-whitespace-character-count="12173"/>
  </office:meta>
</office:document-meta>
</file>